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2" calcext:value-type="float">
            <text:p>99,72</text:p>
          </table:table-cell>
          <table:table-cell table:formula="of:=100 - SUM([.A2:.B2])" office:value-type="float" office:value="0.280000000000001" calcext:value-type="float">
            <text:p>0,28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6" calcext:value-type="float">
            <text:p>99,76</text:p>
          </table:table-cell>
          <table:table-cell table:formula="of:=100 - SUM([.A3:.B3])" office:value-type="float" office:value="0.239999999999995" calcext:value-type="float">
            <text:p>0,24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table:formula="of:=100 - SUM([.A4:.B4])" office:value-type="float" office:value="0.280000000000001" calcext:value-type="float">
            <text:p>0,28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table:formula="of:=100 - SUM([.A5:.B5])" office:value-type="float" office:value="0.340000000000003" calcext:value-type="float">
            <text:p>0,34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" calcext:value-type="float">
            <text:p>99,7</text:p>
          </table:table-cell>
          <table:table-cell table:formula="of:=100 - SUM([.A6:.B6])" office:value-type="float" office:value="0.299999999999997" calcext:value-type="float">
            <text:p>0,3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3" calcext:value-type="float">
            <text:p>99,63</text:p>
          </table:table-cell>
          <table:table-cell table:formula="of:=100 - SUM([.A7:.B7])" office:value-type="float" office:value="0.370000000000005" calcext:value-type="float">
            <text:p>0,37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formula="of:=100 - SUM([.A8:.B8])" office:value-type="float" office:value="0.329999999999998" calcext:value-type="float">
            <text:p>0,33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table:formula="of:=100 - SUM([.A10:.B10])" office:value-type="float" office:value="0.299999999999997" calcext:value-type="float">
            <text:p>0,3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table:formula="of:=100 - SUM([.A11:.B11])" office:value-type="float" office:value="0.280000000000001" calcext:value-type="float">
            <text:p>0,28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7" calcext:value-type="float">
            <text:p>99,697</text:p>
          </table:table-cell>
          <table:table-cell table:formula="of:=AVERAGE([.C2:.C11])" office:value-type="float" office:value="0.303" calcext:value-type="float">
            <text:p>0,303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30:37.4661676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08:27.955730516</meta:creation-date>
    <dc:date>2018-01-17T15:30:57.198537788</dc:date>
    <meta:editing-duration>PT2M13S</meta:editing-duration>
    <meta:editing-cycles>3</meta:editing-cycles>
    <meta:generator>LibreOffice/5.1.6.2$Linux_X86_64 LibreOffice_project/10m0$Build-2</meta:generator>
    <meta:document-statistic meta:table-count="1" meta:cell-count="94" meta:object-count="0"/>
  </office:meta>
</office:document-meta>
</file>